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en" number:country="US">
      <number:number number:min-integer-digits="1"/>
    </number:number-style>
    <style:style style:name="ce1" style:family="table-cell" style:parent-style-name="Default" style:data-style-name="N4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/>
        </table:table-row>
        <table:table-row table:style-name="ro1" table:number-rows-repeated="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C348:sportstaetten.C34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4-10T18:09:31.362000000</dc:date>
    <meta:editing-duration>PT6M34S</meta:editing-duration>
    <meta:editing-cycles>3</meta:editing-cycles>
    <meta:document-statistic meta:table-count="1" meta:cell-count="2426" meta:object-count="0"/>
  </office:meta>
</office:document-meta>
</file>